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7b8" officeooo:paragraph-rsid="0006f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22:07:39.030308472</meta:creation-date>
    <dc:date>2019-06-05T22:08:38.141588956</dc:date>
    <meta:editing-duration>PT5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